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style-name="ce2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1:06:24.111270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1-13T11:07:00.797210925</dc:date>
    <meta:editing-duration>P1DT11H32M21S</meta:editing-duration>
    <meta:editing-cycles>131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